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6-12 10:27:43.114: E/GuokuService(5425): android.database.sqlite.SQLiteException: no such table: user: , while compiling: SELECT total_liked FROM user WHERE is_current_user= 1</text:p>
      <text:p text:style-name="Standard"/>
      <text:p text:style-name="Standard"/>
      <text:p text:style-name="Standard">点击详细页面的喜爱，所有页面都能收到广播，可以通过current card更改喜爱状态；点击所有页面的喜爱，怎样更改热门的状态（或者反过来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2T10:29:00</meta:creation-date>
    <meta:document-statistic meta:table-count="0" meta:image-count="0" meta:object-count="0" meta:page-count="1" meta:paragraph-count="2" meta:word-count="78" meta:character-count="246"/>
    <dc:date>2012-06-12T20:13:15</dc:date>
    <meta:editing-duration>PT9H13M54S</meta:editing-duration>
    <meta:editing-cycles>1</meta:editing-cycles>
    <meta:generator>OpenOffice.org/3.4$Unix OpenOffice.org_project/340m1$Build-9590</meta:generator>
  </office:meta>
</office:document-meta>
</file>